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2pt"/>
    </style:style>
    <style:style style:name="P3" style:family="paragraph" style:parent-style-name="Standard">
      <style:paragraph-properties fo:text-align="center" style:justify-single-word="false" style:writing-mode="lr-tb"/>
      <style:text-properties style:font-name="Arial" fo:font-size="12pt"/>
    </style:style>
    <style:style style:name="P4" style:family="paragraph" style:parent-style-name="Standard">
      <style:paragraph-properties fo:line-height="200%" fo:text-align="start" style:justify-single-word="false"/>
      <style:text-properties style:font-name="Arial"/>
    </style:style>
    <style:style style:name="P5" style:family="paragraph" style:parent-style-name="Standard">
      <style:paragraph-properties fo:line-height="200%"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weight="bold" style:font-weight-asian="bold" style:font-weight-complex="bold"/>
    </style:style>
    <style:style style:name="P8" style:family="paragraph" style:parent-style-name="Standard">
      <style:paragraph-properties fo:line-height="200%" fo:text-align="center" style:justify-single-word="false"/>
      <style:text-properties style:font-name="Arial" fo:font-weight="bold" style:font-weight-asian="bold" style:font-weight-complex="bold"/>
    </style:style>
    <style:style style:name="P9" style:family="paragraph" style:parent-style-name="Standard">
      <style:paragraph-properties fo:line-height="200%" fo:text-align="start" style:justify-single-word="false"/>
      <style:text-properties style:font-name="Times New Roman"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GRAMMING ASSIGNMENT #2:</text:p>
      <text:p text:style-name="P3">Justification in Word Processing</text:p>
      <text:p text:style-name="P2">CS 350</text:p>
      <text:p text:style-name="P3">October 18 2013</text:p>
      <text:p text:style-name="P3">By: Uriah Sypo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Problem </text:p>
      <text:p text:style-name="P1"/>
      <text:p text:style-name="P4"><text:tab/>For this assignment we need to read in a text file, line length and justify the given text. <text:s/>The text file may have multiple paragraphs, incorrect spacing and an undetermined length. The line length is how many characters long each line is. When we print the text to the screen we need to make it right and left justified. This is the words all start in a line and end in a line. To do that we will need to pad the words with extra spaces.</text:p>
      <text:p text:style-name="P8">Solution </text:p>
      <text:p text:style-name="P4"><text:tab/>My solution for this problem will make use of linked lists. First I read from a file stream letter by letter. Once I find the start of a word I start to build the word in an array until it finds the next space or next line. Once the word is built I insert it into a linked list. More specificity <text:s/>I insert it into a double linked list. I made it a double linked list so that I can move freely forward and backwards. It will continue to read in words until it finds two newline markers. Two new line markers means that there is a new paragraph. My program will only processes one paragraph at a time. Once one paragraph is read into the linked list. The next step I have a loop that will continue until the linked list is empty. I created a pointer that would check the size of the next word. It takes the sum of these word length plus one to account for the space. <text:s/>If the next word is to much for the line to hold, it back tracks one and starts printing out the words till that point. The way I determined how many spaces I need between each word is (more spaces = (spaces need <text:s/>/ amount of gaps ) +1). This will make sure that I have at least one space between words and if there is more spaces needed than gaps it will account for that. After the word is printed to the screen it deletes the word and frees the node. Once the linked list is empty the program will go back to the file stream and start reading in the next paragraph until the file is empty. By solving the problem in this method I can I don't need to read the whole file in all at one time. My program breaks the text file in to smaller parts so that it can handle bigger files.</text:p>
      <text:p text:style-name="P5"><text:soft-page-break/>Code</text:p>
      <text:p text:style-name="P9">/* Uriah Sypolt </text:p>
      <text:p text:style-name="P9">cs 350 10/18/2013</text:p>
      <text:p text:style-name="P9">this program will read in a txt file and fix any spacing issues so that the output will be left and right justified*/</text:p>
      <text:p text:style-name="P9">#include &lt;stdio.h&gt;</text:p>
      <text:p text:style-name="P9">#include &lt;stdlib.h&gt;</text:p>
      <text:p text:style-name="P9">#include &lt;string.h&gt;</text:p>
      <text:p text:style-name="P9"/>
      <text:p text:style-name="P9">struct listNode { <text:s/>/* self-referential structure */</text:p>
      <text:p text:style-name="P9"><text:s text:c="3"/>char data[40];</text:p>
      <text:p text:style-name="P9"><text:s text:c="3"/>struct listNode *nextPtr;</text:p>
      <text:p text:style-name="P9"><text:s text:c="3"/>struct listNode *lastPtr;</text:p>
      <text:p text:style-name="P9">};</text:p>
      <text:p text:style-name="P9"/>
      <text:p text:style-name="P9">typedef struct listNode LISTNODE;</text:p>
      <text:p text:style-name="P9">typedef LISTNODE *LISTNODEPTR;</text:p>
      <text:p text:style-name="P9"/>
      <text:p text:style-name="P9">void insert(LISTNODEPTR *,LISTNODEPTR *, char[40]);</text:p>
      <text:p text:style-name="P9">void delete(LISTNODEPTR *);</text:p>
      <text:p text:style-name="P9">int peek(LISTNODEPTR);</text:p>
      <text:p text:style-name="P9">int isEmpty(LISTNODEPTR);</text:p>
      <text:p text:style-name="P9">void printList(LISTNODEPTR);</text:p>
      <text:p text:style-name="P9">int main(){</text:p>
      <text:p text:style-name="P9">//decoration</text:p>
      <text:p text:style-name="P9"><text:tab/>FILE *fptr;<text:tab/><text:tab/><text:tab/><text:tab/><text:tab/><text:tab/>//pointer to the file</text:p>
      <text:p text:style-name="P9"><text:tab/>LISTNODEPTR startPtr = NULL;<text:tab/><text:tab/><text:tab/><text:tab/>//pointer to the head</text:p>
      <text:p text:style-name="P9"><text:tab/>LISTNODEPTR lastPtr = NULL;<text:tab/><text:tab/><text:tab/><text:tab/>//pointer to the last</text:p>
      <text:p text:style-name="P9"><text:tab/>LISTNODEPTR endPtr = NULL;<text:tab/><text:tab/><text:tab/><text:tab/>//pointer to the tail</text:p>
      <text:p text:style-name="P9"><text:tab/>LISTNODEPTR bufferPtr = NULL;<text:tab/><text:tab/><text:tab/><text:tab/>//pointer for printing back out</text:p>
      <text:p text:style-name="P9"><text:tab/>int end=0;<text:tab/><text:tab/><text:tab/><text:tab/><text:tab/><text:tab/>//boolean for end of paragraph</text:p>
      <text:p text:style-name="P9"><text:tab/>int realCount;<text:tab/><text:tab/><text:tab/><text:tab/><text:tab/>//count to back track by one</text:p>
      <text:p text:style-name="P9"><text:tab/>int moreSpaces;<text:tab/><text:tab/><text:tab/><text:tab/><text:tab/>//how many spaces the print out needs</text:p>
      <text:p text:style-name="P9"><text:tab/>int wS;<text:tab/><text:tab/><text:tab/><text:tab/><text:tab/><text:tab/>//just in case we need more white spaces then we have gaps </text:p>
      <text:p text:style-name="P9"><text:tab/>int wordsOnLine=0;<text:tab/><text:tab/><text:tab/><text:tab/><text:tab/>//how many words can fit on a line</text:p>
      <text:p text:style-name="P9"><text:tab/>int count=0;<text:tab/><text:tab/><text:tab/><text:tab/><text:tab/><text:tab/>//letter counter</text:p>
      <text:p text:style-name="P9"><text:tab/>int i,j,lineCount=0;<text:tab/><text:tab/><text:tab/><text:tab/><text:tab/>//counter</text:p>
      <text:p text:style-name="P9"><text:tab/>int line;<text:tab/><text:tab/><text:tab/><text:tab/><text:tab/><text:tab/>//size of the line </text:p>
      <text:p text:style-name="P9"><text:tab/>char c; <text:tab/><text:tab/><text:tab/><text:tab/><text:tab/><text:tab/>//the next char getting read in </text:p>
      <text:p text:style-name="P9"><text:tab/>char* word = malloc(40*sizeof(char));<text:tab/><text:tab/><text:tab/>//the word</text:p>
      <text:p text:style-name="P9"><text:tab/>char file_name[30];<text:tab/><text:tab/><text:tab/><text:tab/><text:tab/>//file name</text:p>
      <text:p text:style-name="P9"><text:tab/></text:p>
      <text:p text:style-name="P9"><text:soft-page-break/>//end decoration</text:p>
      <text:p text:style-name="P9">//get data</text:p>
      <text:p text:style-name="P9"><text:tab/>printf("Type in the name of the file containing the text:");</text:p>
      <text:p text:style-name="P9"><text:tab/>scanf("%s",file_name);</text:p>
      <text:p text:style-name="P9"><text:tab/>printf("how long is your line:");</text:p>
      <text:p text:style-name="P9"><text:tab/>scanf("%d",&amp;line);</text:p>
      <text:p text:style-name="P9"><text:tab/>for (i=0;i&lt;50;i++){</text:p>
      <text:p text:style-name="P9"><text:tab/><text:tab/>printf("\n");</text:p>
      <text:p text:style-name="P9"><text:tab/>}</text:p>
      <text:p text:style-name="P9">//end get data<text:tab/></text:p>
      <text:p text:style-name="P9"><text:tab/>fptr=fopen(file_name,"r");</text:p>
      <text:p text:style-name="P9"><text:tab/>if (fptr == NULL) perror ("Error opening file");</text:p>
      <text:p text:style-name="P9"><text:tab/>else{</text:p>
      <text:p text:style-name="P9"><text:tab/><text:tab/>while (!feof(fptr)){<text:tab/><text:tab/><text:tab/><text:tab/><text:tab/><text:tab/>//loop for the whole file</text:p>
      <text:p text:style-name="P9"><text:tab/><text:tab/><text:tab/>while (!feof(fptr)){<text:tab/><text:tab/><text:tab/><text:tab/><text:tab/>//loop for the paragraph </text:p>
      <text:p text:style-name="P9"><text:tab/><text:tab/><text:tab/><text:tab/>c=fgetc(fptr);</text:p>
      <text:p text:style-name="P9">//test point<text:tab/>//printf("%s \n",word);</text:p>
      <text:p text:style-name="P9"><text:tab/><text:tab/><text:tab/><text:tab/>//printf("char: %c \n",c);</text:p>
      <text:p text:style-name="P9"><text:tab/><text:tab/><text:tab/><text:tab/>//printf("count: %d \n",count);</text:p>
      <text:p text:style-name="P9"><text:tab/><text:tab/><text:tab/><text:tab/>//fgetc(stdin);</text:p>
      <text:p text:style-name="P9"><text:tab/><text:tab/><text:tab/><text:tab/>if ((c==' '||c=='\r'||c=='\n')&amp;&amp;count==0){<text:tab/><text:tab/><text:tab/>//white space or end of line and not a word</text:p>
      <text:p text:style-name="P9"><text:tab/><text:tab/><text:tab/><text:tab/><text:tab/>if (end &amp;&amp; (c=='\r'||c=='\n')){<text:tab/><text:tab/><text:tab/>//check end of paragraph </text:p>
      <text:p text:style-name="P9"><text:tab/><text:tab/><text:tab/><text:tab/><text:tab/><text:tab/>end=0;</text:p>
      <text:p text:style-name="P9"><text:tab/><text:tab/><text:tab/><text:tab/><text:tab/><text:tab/>break;</text:p>
      <text:p text:style-name="P9"><text:tab/><text:tab/><text:tab/><text:tab/><text:tab/>}</text:p>
      <text:p text:style-name="P9"><text:tab/><text:tab/><text:tab/><text:tab/><text:tab/>else if (c=='\r'||c=='\n'){<text:tab/><text:tab/><text:tab/><text:tab/>//check end of paragraph </text:p>
      <text:p text:style-name="P9"><text:tab/><text:tab/><text:tab/><text:tab/><text:tab/><text:tab/>//printf("that ");</text:p>
      <text:p text:style-name="P9"><text:tab/><text:tab/><text:tab/><text:tab/><text:tab/><text:tab/>end++;</text:p>
      <text:p text:style-name="P9"><text:tab/><text:tab/><text:tab/><text:tab/><text:tab/>}</text:p>
      <text:p text:style-name="P9"><text:tab/><text:tab/><text:tab/><text:tab/>}else if ((c==' '||c=='\r'||c=='\n')&amp;&amp;count!=0){ <text:tab/><text:tab/><text:tab/>//end of line or space with word<text:tab/><text:tab/><text:tab/><text:tab/></text:p>
      <text:p text:style-name="P9">//test point<text:tab/><text:tab/>//printf("what is in word %s \n",word);</text:p>
      <text:p text:style-name="P9"><text:tab/><text:tab/><text:tab/><text:tab/><text:tab/>insert(&amp;lastPtr,&amp;startPtr, word);<text:tab/><text:tab/><text:tab/>//send word to linked list </text:p>
      <text:p text:style-name="P9"><text:tab/><text:tab/><text:tab/><text:tab/><text:tab/>if (endPtr==NULL){</text:p>
      <text:p text:style-name="P9"><text:tab/><text:tab/><text:tab/><text:tab/><text:tab/><text:tab/>endPtr = startPtr;</text:p>
      <text:p text:style-name="P9"><text:tab/><text:tab/><text:tab/><text:tab/><text:tab/>}</text:p>
      <text:p text:style-name="P9"><text:tab/><text:tab/><text:tab/><text:tab/><text:tab/>for (i=0;i&lt;=40;i++){<text:tab/><text:tab/><text:tab/><text:tab/>//wipe word</text:p>
      <text:p text:style-name="P9"><text:tab/><text:tab/><text:tab/><text:tab/><text:tab/><text:tab/>word[i]='\0';</text:p>
      <text:p text:style-name="P9"><text:tab/><text:tab/><text:tab/><text:tab/><text:tab/>}</text:p>
      <text:p text:style-name="P9">//test point<text:tab/><text:tab/>//printf("left in word %s \n",word);</text:p>
      <text:p text:style-name="P9"><text:tab/><text:tab/><text:tab/><text:tab/><text:tab/>if (end &amp;&amp; (c=='\r'||c=='\n')){<text:tab/><text:tab/><text:tab/>//check end of paragraph </text:p>
      <text:p text:style-name="P9"><text:tab/><text:tab/><text:tab/><text:tab/><text:tab/><text:tab/>end=0;</text:p>
      <text:p text:style-name="P9"><text:soft-page-break/><text:tab/><text:tab/><text:tab/><text:tab/><text:tab/><text:tab/>break;</text:p>
      <text:p text:style-name="P9"><text:tab/><text:tab/><text:tab/><text:tab/><text:tab/>}</text:p>
      <text:p text:style-name="P9"><text:tab/><text:tab/><text:tab/><text:tab/><text:tab/>else if (c=='\r'||c=='\n'){<text:tab/><text:tab/><text:tab/><text:tab/>//check end of paragraph </text:p>
      <text:p text:style-name="P9"><text:tab/><text:tab/><text:tab/><text:tab/><text:tab/><text:tab/>//printf("that ");</text:p>
      <text:p text:style-name="P9"><text:tab/><text:tab/><text:tab/><text:tab/><text:tab/><text:tab/>end++;</text:p>
      <text:p text:style-name="P9"><text:tab/><text:tab/><text:tab/><text:tab/><text:tab/>}</text:p>
      <text:p text:style-name="P9"><text:tab/><text:tab/><text:tab/><text:tab/><text:tab/></text:p>
      <text:p text:style-name="P9"><text:tab/><text:tab/><text:tab/><text:tab/><text:tab/>count=0;</text:p>
      <text:p text:style-name="P9"><text:tab/><text:tab/><text:tab/><text:tab/>}else if (c!=' '||c!='\r'||c!='\n'){<text:tab/><text:tab/><text:tab/><text:tab/>//letter building a word</text:p>
      <text:p text:style-name="P9">//test point<text:tab/><text:tab/>//printf("%d \n",count);</text:p>
      <text:p text:style-name="P9"><text:tab/><text:tab/><text:tab/><text:tab/><text:tab/>word[count]=c;</text:p>
      <text:p text:style-name="P9"><text:tab/><text:tab/><text:tab/><text:tab/><text:tab/>count++;</text:p>
      <text:p text:style-name="P9"><text:tab/><text:tab/><text:tab/><text:tab/><text:tab/>end=0;</text:p>
      <text:p text:style-name="P9"><text:tab/><text:tab/><text:tab/><text:tab/>}</text:p>
      <text:p text:style-name="P9"><text:tab/><text:tab/><text:tab/>}</text:p>
      <text:p text:style-name="P9">//test point printList(endPtr);</text:p>
      <text:p text:style-name="P9"><text:tab/><text:tab/><text:tab/>bufferPtr = endPtr;</text:p>
      <text:p text:style-name="P9"><text:tab/><text:tab/><text:tab/>while(!(isEmpty(endPtr))){<text:tab/><text:tab/><text:tab/><text:tab/><text:tab/>//loop to clear the linked list</text:p>
      <text:p text:style-name="P9"><text:tab/><text:tab/><text:tab/><text:tab/>realCount=lineCount;<text:tab/><text:tab/><text:tab/><text:tab/><text:tab/><text:tab/><text:tab/><text:tab/><text:tab/><text:tab/>//last count</text:p>
      <text:p text:style-name="P9"><text:tab/><text:tab/><text:tab/><text:tab/>lineCount=lineCount+peek(bufferPtr)+1;<text:tab/><text:tab/><text:tab/>//checking next count</text:p>
      <text:p text:style-name="P9">//test point<text:tab/>//printf("linecount %i realcount %i peek %i wordsOnLine %i \n",lineCount, realCount, peek(bufferPtr), wordsOnLine);</text:p>
      <text:p text:style-name="P9"><text:tab/><text:tab/><text:tab/><text:tab/>if (lineCount&gt;line){<text:tab/><text:tab/><text:tab/><text:tab/><text:tab/>//check if the new is to much for the line</text:p>
      <text:p text:style-name="P9"><text:tab/><text:tab/><text:tab/><text:tab/><text:tab/>moreSpaces=line-realCount;<text:tab/><text:tab/><text:tab/>//solving for how many spaces you need to fill line</text:p>
      <text:p text:style-name="P9">//test point<text:tab/><text:tab/>//printf("moreSpaces %i=line %i-realCount %i \n",moreSpaces,line,realCount);</text:p>
      <text:p text:style-name="P9"><text:tab/><text:tab/><text:tab/><text:tab/><text:tab/>for (i=0;i&lt;wordsOnLine;i++){<text:tab/><text:tab/><text:tab/>//loops prints word to line </text:p>
      <text:p text:style-name="P9"><text:tab/><text:tab/><text:tab/><text:tab/><text:tab/><text:tab/>if (i&gt;0 &amp;&amp; !(moreSpaces == 0)){<text:tab/><text:tab/>//adds filler spaces</text:p>
      <text:p text:style-name="P9"><text:tab/><text:tab/><text:tab/><text:tab/><text:tab/><text:tab/><text:tab/>wS=(int)((moreSpaces)/(wordsOnLine-1))+1;</text:p>
      <text:p text:style-name="P9"><text:tab/><text:tab/><text:tab/><text:tab/><text:tab/><text:tab/><text:tab/>while (wS){</text:p>
      <text:p text:style-name="P9"><text:tab/><text:tab/><text:tab/><text:tab/><text:tab/><text:tab/><text:tab/><text:tab/>printf(" ");</text:p>
      <text:p text:style-name="P9"><text:tab/><text:tab/><text:tab/><text:tab/><text:tab/><text:tab/><text:tab/><text:tab/>moreSpaces--;</text:p>
      <text:p text:style-name="P9"><text:tab/><text:tab/><text:tab/><text:tab/><text:tab/><text:tab/><text:tab/><text:tab/>wS--;</text:p>
      <text:p text:style-name="P9"><text:tab/><text:tab/><text:tab/><text:tab/><text:tab/><text:tab/><text:tab/>}</text:p>
      <text:p text:style-name="P9"><text:tab/><text:tab/><text:tab/><text:tab/><text:tab/><text:tab/>}</text:p>
      <text:p text:style-name="P9"><text:tab/><text:tab/><text:tab/><text:tab/><text:tab/><text:tab/>printf("%s",endPtr-&gt;data);<text:tab/><text:tab/>//outputs word to line</text:p>
      <text:p text:style-name="P9"><text:tab/><text:tab/><text:tab/><text:tab/><text:tab/><text:tab/>delete(&amp;endPtr);<text:tab/><text:tab/><text:tab/>//deletes from linked list </text:p>
      <text:p text:style-name="P9"><text:tab/><text:tab/><text:tab/><text:tab/><text:tab/><text:tab/>if(!(i==wordsOnLine-1)){<text:tab/><text:tab/>//checks if word is at the end of the line </text:p>
      <text:p text:style-name="P9"><text:tab/><text:tab/><text:tab/><text:tab/><text:tab/><text:tab/><text:tab/>printf(" ");</text:p>
      <text:p text:style-name="P9"><text:tab/><text:tab/><text:tab/><text:tab/><text:tab/><text:tab/>}</text:p>
      <text:p text:style-name="P9"><text:tab/><text:tab/><text:tab/><text:tab/><text:tab/>}</text:p>
      <text:p text:style-name="P9"><text:tab/><text:tab/><text:tab/><text:tab/><text:tab/>printf("\n");<text:tab/><text:tab/><text:tab/><text:tab/>// line is done places new line</text:p>
      <text:p text:style-name="P9"><text:tab/><text:tab/><text:tab/><text:tab/><text:tab/>lineCount=0;</text:p>
      <text:p text:style-name="P9"><text:soft-page-break/><text:tab/><text:tab/><text:tab/><text:tab/><text:tab/>wordsOnLine=0;</text:p>
      <text:p text:style-name="P9"><text:tab/><text:tab/><text:tab/><text:tab/><text:tab/>realCount=0;</text:p>
      <text:p text:style-name="P9"><text:tab/><text:tab/><text:tab/><text:tab/>}</text:p>
      <text:p text:style-name="P9"><text:tab/><text:tab/><text:tab/><text:tab/>else if (bufferPtr-&gt;data==NULL){<text:tab/><text:tab/><text:tab/>//last line need to be left justified<text:tab/><text:tab/><text:tab/><text:tab/><text:tab/><text:tab/><text:tab/></text:p>
      <text:p text:style-name="P9"><text:tab/><text:tab/><text:tab/><text:tab/><text:tab/>for (i=0;i&lt;wordsOnLine;i++){</text:p>
      <text:p text:style-name="P9"><text:tab/><text:tab/><text:tab/><text:tab/><text:tab/><text:tab/>printf("%s ",endPtr-&gt;data);</text:p>
      <text:p text:style-name="P9"><text:tab/><text:tab/><text:tab/><text:tab/><text:tab/><text:tab/>delete(&amp;endPtr);</text:p>
      <text:p text:style-name="P9"><text:tab/><text:tab/><text:tab/><text:tab/><text:tab/>}</text:p>
      <text:p text:style-name="P9"><text:tab/><text:tab/><text:tab/><text:tab/><text:tab/>printf("\n");</text:p>
      <text:p text:style-name="P9"><text:tab/><text:tab/><text:tab/><text:tab/><text:tab/>lineCount=0;</text:p>
      <text:p text:style-name="P9"><text:tab/><text:tab/><text:tab/><text:tab/><text:tab/>wordsOnLine=0;</text:p>
      <text:p text:style-name="P9"><text:tab/><text:tab/><text:tab/><text:tab/><text:tab/>realCount=0;</text:p>
      <text:p text:style-name="P9"><text:tab/><text:tab/><text:tab/><text:tab/>}</text:p>
      <text:p text:style-name="P9"><text:tab/><text:tab/><text:tab/><text:tab/>else {</text:p>
      <text:p text:style-name="P9"><text:tab/><text:tab/><text:tab/><text:tab/><text:tab/>wordsOnLine++;</text:p>
      <text:p text:style-name="P9"><text:tab/><text:tab/><text:tab/><text:tab/><text:tab/>if (bufferPtr!=NULL){<text:tab/><text:tab/><text:tab/><text:tab/>//looks to see if the buffer is going to out of bounds<text:tab/></text:p>
      <text:p text:style-name="P9"><text:tab/><text:tab/><text:tab/><text:tab/><text:tab/><text:tab/>bufferPtr=bufferPtr-&gt;nextPtr;</text:p>
      <text:p text:style-name="P9"><text:tab/><text:tab/><text:tab/><text:tab/><text:tab/>}</text:p>
      <text:p text:style-name="P9"><text:tab/><text:tab/><text:tab/><text:tab/>}</text:p>
      <text:p text:style-name="P9"><text:tab/><text:tab/><text:tab/>}</text:p>
      <text:p text:style-name="P9"><text:tab/><text:tab/><text:tab/>printf("\n");</text:p>
      <text:p text:style-name="P9"><text:tab/><text:tab/>}</text:p>
      <text:p text:style-name="P9"><text:tab/>}</text:p>
      <text:p text:style-name="P9">return 0;</text:p>
      <text:p text:style-name="P9">}</text:p>
      <text:p text:style-name="P9"/>
      <text:p text:style-name="P9"/>
      <text:p text:style-name="P9">/* Insert a new value into the double linked list */</text:p>
      <text:p text:style-name="P9">void insert(LISTNODEPTR *pPtr, LISTNODEPTR *cPtr, char value[40]){</text:p>
      <text:p text:style-name="P9"><text:tab/>int i;</text:p>
      <text:p text:style-name="P9"><text:tab/>LISTNODEPTR newPtr,previousPtr, currentPtr;<text:tab/><text:tab/><text:tab/><text:tab/><text:tab/>/new node pointers</text:p>
      <text:p text:style-name="P9"><text:tab/>newPtr = malloc(sizeof(LISTNODE));<text:tab/><text:tab/><text:tab/><text:tab/><text:tab/>//allocating memory for new node</text:p>
      <text:p text:style-name="P9"><text:tab/>if (newPtr != NULL) {<text:tab/><text:tab/><text:tab/><text:tab/><text:tab/><text:tab/><text:tab/>//is space available</text:p>
      <text:p text:style-name="P9"><text:tab/><text:tab/>for (i=0;i&lt;=(strlen (value));i++){<text:tab/><text:tab/><text:tab/><text:tab/><text:tab/>//building the word in node</text:p>
      <text:p text:style-name="P9"><text:tab/><text:tab/><text:tab/>newPtr-&gt;data[i] = value[i];</text:p>
      <text:p text:style-name="P9"><text:tab/><text:tab/>}</text:p>
      <text:p text:style-name="P9"><text:tab/><text:tab/>previousPtr = *pPtr;</text:p>
      <text:p text:style-name="P9"><text:tab/><text:tab/>currentPtr = *cPtr;</text:p>
      <text:p text:style-name="P9"><text:tab/><text:tab/></text:p>
      <text:p text:style-name="P9"><text:tab/><text:tab/>if (previousPtr == NULL &amp;&amp; currentPtr == NULL) {<text:tab/><text:tab/>//if there is no nodes</text:p>
      <text:p text:style-name="P9"><text:tab/><text:tab/><text:tab/>newPtr-&gt;lastPtr = NULL;</text:p>
      <text:p text:style-name="P9"><text:soft-page-break/><text:tab/><text:tab/><text:tab/>newPtr-&gt;nextPtr = NULL;</text:p>
      <text:p text:style-name="P9"><text:s/><text:tab/><text:tab/></text:p>
      <text:p text:style-name="P9"><text:tab/><text:tab/><text:tab/>*cPtr = newPtr;</text:p>
      <text:p text:style-name="P9"><text:tab/><text:tab/><text:tab/>*pPtr = NULL;</text:p>
      <text:p text:style-name="P9"><text:tab/><text:tab/>}else if (previousPtr == NULL) {<text:tab/><text:tab/><text:tab/><text:tab/>//if you only have 1 node</text:p>
      <text:p text:style-name="P9"><text:tab/><text:tab/><text:tab/>currentPtr-&gt;lastPtr=previousPtr;</text:p>
      <text:p text:style-name="P9"><text:tab/><text:tab/><text:tab/>currentPtr-&gt;nextPtr=newPtr;</text:p>
      <text:p text:style-name="P9"><text:tab/><text:tab/><text:tab/>newPtr-&gt;lastPtr = currentPtr;</text:p>
      <text:p text:style-name="P9"><text:tab/><text:tab/><text:tab/>newPtr-&gt;nextPtr = NULL;</text:p>
      <text:p text:style-name="P9"><text:s/><text:tab/><text:tab/></text:p>
      <text:p text:style-name="P9"><text:tab/><text:tab/><text:tab/>*cPtr = newPtr;</text:p>
      <text:p text:style-name="P9"><text:tab/><text:tab/><text:tab/>*pPtr = currentPtr;</text:p>
      <text:p text:style-name="P9"><text:tab/><text:tab/>}else {<text:tab/><text:tab/><text:tab/><text:tab/><text:tab/><text:tab/>//makes all of the connections that is needed for double linked list</text:p>
      <text:p text:style-name="P9"><text:tab/><text:tab/><text:tab/>previousPtr-&gt;nextPtr=currentPtr;</text:p>
      <text:p text:style-name="P9"><text:tab/><text:tab/><text:tab/>currentPtr-&gt;lastPtr=previousPtr;</text:p>
      <text:p text:style-name="P9"><text:tab/><text:tab/><text:tab/>currentPtr-&gt;nextPtr=newPtr;</text:p>
      <text:p text:style-name="P9"><text:tab/><text:tab/><text:tab/>newPtr-&gt;lastPtr = currentPtr;</text:p>
      <text:p text:style-name="P9"><text:tab/><text:tab/><text:tab/>newPtr-&gt;nextPtr = NULL;</text:p>
      <text:p text:style-name="P9"><text:s/><text:tab/><text:tab/></text:p>
      <text:p text:style-name="P9"><text:tab/><text:tab/><text:tab/>*cPtr = newPtr;</text:p>
      <text:p text:style-name="P9"><text:tab/><text:tab/><text:tab/>*pPtr = currentPtr;</text:p>
      <text:p text:style-name="P9"><text:s text:c="8"/>}</text:p>
      <text:p text:style-name="P9"><text:tab/><text:tab/></text:p>
      <text:p text:style-name="P9"><text:tab/>}else{</text:p>
      <text:p text:style-name="P9"><text:tab/><text:tab/>printf("%s not inserted. No memory available.\n", value);// error checker </text:p>
      <text:p text:style-name="P9"><text:tab/>}</text:p>
      <text:p text:style-name="P9">}</text:p>
      <text:p text:style-name="P9">/* Delete a list element */</text:p>
      <text:p text:style-name="P9">void delete(LISTNODEPTR *sPtr){</text:p>
      <text:p text:style-name="P9"><text:tab/>LISTNODEPTR tempPtr,killPtr;<text:tab/><text:tab/><text:tab/><text:tab/><text:tab/><text:tab/>//killptr will go to next node and kill the lastptr</text:p>
      <text:p text:style-name="P9"><text:tab/>tempPtr = *sPtr;<text:tab/><text:tab/><text:tab/><text:tab/><text:tab/><text:tab/><text:tab/>//tempptr will give us something to free </text:p>
      <text:p text:style-name="P9"><text:tab/>killPtr = tempPtr-&gt;nextPtr;</text:p>
      <text:p text:style-name="P9"><text:tab/>if (killPtr==NULL){</text:p>
      <text:p text:style-name="P9"><text:tab/><text:tab/>*sPtr=NULL;</text:p>
      <text:p text:style-name="P9"><text:tab/><text:tab/>return;</text:p>
      <text:p text:style-name="P9"><text:tab/>}</text:p>
      <text:p text:style-name="P9"><text:tab/>killPtr-&gt;lastPtr=NULL;</text:p>
      <text:p text:style-name="P9"><text:tab/>*sPtr = (*sPtr)-&gt;nextPtr;</text:p>
      <text:p text:style-name="P9"><text:s text:c="4"/>free(tempPtr);</text:p>
      <text:p text:style-name="P9">}</text:p>
      <text:p text:style-name="P9"/>
      <text:p text:style-name="P9">/* Return 1 if the list is empty, 0 otherwise */</text:p>
      <text:p text:style-name="P9"><text:soft-page-break/>int isEmpty(LISTNODEPTR sPtr){</text:p>
      <text:p text:style-name="P9"><text:tab/>return sPtr == NULL;</text:p>
      <text:p text:style-name="P9">}</text:p>
      <text:p text:style-name="P9">//Returns how the length of the next word</text:p>
      <text:p text:style-name="P9">int peek(LISTNODEPTR currentPtr){</text:p>
      <text:p text:style-name="P9"><text:tab/>if (currentPtr != NULL) {</text:p>
      <text:p text:style-name="P9"><text:tab/><text:tab/>return strlen (currentPtr-&gt;data);</text:p>
      <text:p text:style-name="P9"><text:tab/>}else {</text:p>
      <text:p text:style-name="P9"><text:tab/><text:tab/>return '\0';</text:p>
      <text:p text:style-name="P9"><text:tab/>}</text:p>
      <text:p text:style-name="P9">}</text:p>
      <text:p text:style-name="P9"><text:tab/></text:p>
      <text:p text:style-name="P9"/>
      <text:p text:style-name="P9">/* Print the list */</text:p>
      <text:p text:style-name="P9">void printList(LISTNODEPTR currentPtr){</text:p>
      <text:p text:style-name="P9"><text:tab/>int i;</text:p>
      <text:p text:style-name="P9"><text:tab/>if (currentPtr == NULL){</text:p>
      <text:p text:style-name="P9"><text:tab/>//printf("List is empty.\n\n");</text:p>
      <text:p text:style-name="P9"><text:tab/>}else {</text:p>
      <text:p text:style-name="P9"><text:tab/><text:tab/>printf("The list is:\n");</text:p>
      <text:p text:style-name="P9"><text:tab/><text:tab/>while (currentPtr != NULL) {</text:p>
      <text:p text:style-name="P9"><text:tab/><text:tab/><text:tab/>for (i=0;i&lt;=(strlen (currentPtr-&gt;data));i++){</text:p>
      <text:p text:style-name="P9"><text:tab/><text:tab/><text:tab/><text:tab/>printf("%c", currentPtr-&gt;data[i]);</text:p>
      <text:p text:style-name="P9"><text:tab/><text:tab/><text:tab/>}</text:p>
      <text:p text:style-name="P9"><text:tab/><text:tab/><text:tab/>printf("--&gt;");</text:p>
      <text:p text:style-name="P9"><text:tab/><text:tab/><text:tab/>currentPtr = currentPtr-&gt;nextPtr;</text:p>
      <text:p text:style-name="P9"><text:tab/><text:tab/>}</text:p>
      <text:p text:style-name="P9"><text:tab/><text:tab/>printf("NULL\n\n");</text:p>
      <text:p text:style-name="P9"><text:tab/>}</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riah sypolt</meta:initial-creator>
    <meta:creation-date>2013-10-21T21:33:50.82</meta:creation-date>
    <dc:date>2013-10-22T11:38:31.81</dc:date>
    <dc:creator>uriah sypolt</dc:creator>
    <meta:editing-duration>PT11H29M22S</meta:editing-duration>
    <meta:editing-cycles>3</meta:editing-cycles>
    <meta:generator>OpenOffice/4.0.0$Win32 OpenOffice.org_project/400m3$Build-9702</meta:generator>
    <meta:document-statistic meta:table-count="0" meta:image-count="0" meta:object-count="0" meta:page-count="8" meta:paragraph-count="238" meta:word-count="1271" meta:character-count="8981"/>
  </office:meta>
</office:document-meta>
</file>